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RTADO PACHECO, SANTOS LAUREA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RTADO PACHECO, SANTOS LAUREA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4862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RTADO INFANTAS, JUAN CARL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579684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8:36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